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tvmonito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use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ell 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tvmonito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diningroom</text:p>
          </table:table-cell>
          <table:table-cell office:value-type="string" calcext:value-type="string">
            <text:p>diningtable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o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44:44.883679667</meta:creation-date>
    <dc:date>2019-04-15T20:50:51.571184683</dc:date>
    <meta:editing-duration>PT6M6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